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3"/>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4"/>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5"/>
    <style:style style:name="P9" style:family="paragraph" style:parent-style-name="Text_20_body" style:list-style-name="L5">
      <style:paragraph-properties fo:margin-top="0in" fo:margin-bottom="0in" style:contextual-spacing="false"/>
    </style:style>
    <style:style style:name="P10" style:family="paragraph" style:parent-style-name="Text_20_body" style:list-style-name="L6"/>
    <style:style style:name="P11" style:family="paragraph" style:parent-style-name="Text_20_body" style:list-style-name="L6">
      <style:paragraph-properties fo:margin-top="0in" fo:margin-bottom="0in" style:contextual-spacing="false"/>
    </style:style>
    <style:style style:name="P12" style:family="paragraph" style:parent-style-name="Text_20_body" style:list-style-name="L7"/>
    <style:style style:name="P13" style:family="paragraph" style:parent-style-name="Text_20_body" style:list-style-name="L7">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 <text:span text:style-name="Strong_20_Emphasis">Resource Server</text:span> is a component in OAuth 2.0 and other authorization frameworks that serves protected resources to clients after they have been authenticated and authorized. The resource server is responsible for handling requests for specific resources (such as data or APIs) that require permission for access.</text:p>
      <text:p text:style-name="Text_20_body">Here's a more detailed breakdown:</text:p>
      <text:list text:style-name="L1">
        <text:list-item>
          <text:p text:style-name="P1"><text:span text:style-name="Strong_20_Emphasis">Role in OAuth 2.0</text:span>:<text:line-break/>In the OAuth 2.0 framework, the resource server is the server that holds the protected resources, like APIs, files, or data. After an authorization server provides an access token to the client, the client presents this token to the resource server to gain access to the resource.</text:p>
        </text:list-item>
        <text:list-item>
          <text:p text:style-name="P1"><text:span text:style-name="Strong_20_Emphasis">Access Control</text:span>:<text:line-break/>The resource server checks the validity of the access token presented by the client. If the token is valid (not expired, correctly signed, and authorized), the resource server allows access to the requested resource. If not, access is denied.</text:p>
        </text:list-item>
        <text:list-item>
          <text:p text:style-name="P1"><text:span text:style-name="Strong_20_Emphasis">Interaction with Authorization Server</text:span>:<text:line-break/>While the resource server doesn’t directly handle user authentication or issuing tokens, it relies on the authorization server for token validation. The resource server trusts the authorization server's issuance of tokens and validates them based on certain standards (e.g., JWT tokens).</text:p>
        </text:list-item>
        <text:list-item>
          <text:p text:style-name="P1"><text:span text:style-name="Strong_20_Emphasis">Example</text:span>:<text:line-break/>In a typical web application scenario, imagine a client app that needs access to user data stored on a server. The resource server would be the server that holds the user data (like a REST API endpoint). After the client has obtained an access token from the authorization server (usually after the user has logged in), it sends the token to the resource server to get the protected data (like user profile or documents).</text:p>
        </text:list-item>
        <text:list-item>
          <text:p text:style-name="P1"><text:span text:style-name="Strong_20_Emphasis">Security Considerations</text:span>:<text:line-break/>The resource server must ensure that it can validate the access token before granting access to resources. This usually involves checking the token against a public key (for JWT tokens) or querying the authorization server to verify its authenticity.</text:p>
        </text:list-item>
      </text:list>
      <text:p text:style-name="Text_20_body">In summary, the resource server is where the actual data or services reside, and it enforces access control based on tokens issued by the authorization server.</text:p>
      <text:p text:style-name="Text_20_body">Yes, you are right in understanding that with the <text:span text:style-name="Strong_20_Emphasis"><text:span text:style-name="Source_20_Text">grant_type=client_credentials</text:span></text:span>, the client can obtain an access token directly from the <text:span text:style-name="Strong_20_Emphasis">Authorization Server</text:span> without needing a user to be involved. This access token can then be used to access the protected resources on the <text:span text:style-name="Strong_20_Emphasis">Resource Server</text:span>.</text:p>
      <text:h text:style-name="Heading_20_3" text:outline-level="3">Here's a deeper explanation to clear up your confusion:</text:h>
      <text:h text:style-name="Heading_20_4" text:outline-level="4">1. <text:span text:style-name="Strong_20_Emphasis">What is Client Credentials Flow?</text:span></text:h>
      <text:list text:style-name="L2">
        <text:list-item>
          <text:p text:style-name="P3"><text:span text:style-name="Strong_20_Emphasis">Client Credentials Flow</text:span> is one of the OAuth 2.0 authorization grant types where a <text:span text:style-name="Strong_20_Emphasis">client</text:span> (usually an application or service) obtains an <text:span text:style-name="Strong_20_Emphasis">access token</text:span> from the authorization server, using its own credentials (Client ID and Client Secret), without the need for any user intervention. </text:p>
        </text:list-item>
        <text:list-item>
          <text:p text:style-name="P2"><text:soft-page-break/>This flow is used primarily for server-to-server communication where the client application is accessing resources owned by itself (not on behalf of a user). </text:p>
        </text:list-item>
      </text:list>
      <text:h text:style-name="Heading_20_4" text:outline-level="4">2. <text:span text:style-name="Strong_20_Emphasis">Why doesn't a user need to be involved?</text:span></text:h>
      <text:list text:style-name="L3">
        <text:list-item>
          <text:p text:style-name="P5"><text:span text:style-name="Strong_20_Emphasis">No User Involved</text:span>: In this flow, the client is not acting on behalf of any user. Instead, it’s using its own credentials (which could be, for example, an API key or secret) to authenticate itself to the authorization server. The client is trusted to access its own resources without any user authentication. </text:p>
        </text:list-item>
        <text:list-item>
          <text:p text:style-name="P5"><text:span text:style-name="Strong_20_Emphasis">Accessing Own Resources</text:span>: The resources the client is accessing might be API endpoints or data that are specific to the client itself. For example, an application that provides weather data, payment processing, or analytics might need to access its own data without needing to involve the user at all. </text:p>
        </text:list-item>
        <text:list-item>
          <text:p text:style-name="P4"><text:span text:style-name="Strong_20_Emphasis">Security Considerations</text:span>: The client is using its <text:span text:style-name="Strong_20_Emphasis">Client ID</text:span> and <text:span text:style-name="Strong_20_Emphasis">Client Secret</text:span>, which are secure and should not be shared, to authenticate to the authorization server. This ensures that only trusted applications can access the resources, even without the user’s credentials. </text:p>
        </text:list-item>
      </text:list>
      <text:h text:style-name="Heading_20_4" text:outline-level="4">3. <text:span text:style-name="Strong_20_Emphasis">When is this useful?</text:span></text:h>
      <text:list text:style-name="L4">
        <text:list-item>
          <text:p text:style-name="P7"><text:span text:style-name="Strong_20_Emphasis">Service-to-Service Communication</text:span>: It’s very useful in scenarios where different services (microservices or backend systems) need to communicate with each other securely without involving the end user. </text:p>
        </text:list-item>
        <text:list-item>
          <text:p text:style-name="P6">For example, if your app (Service A) needs to access data from another service (Service B), Service A will authenticate with its client credentials and get an access token from the authorization server. It can then use that token to securely call Service B's API and access the data. </text:p>
        </text:list-item>
      </text:list>
      <text:h text:style-name="Heading_20_4" text:outline-level="4">4. <text:span text:style-name="Strong_20_Emphasis">Why is the client necessary then?</text:span></text:h>
      <text:list text:style-name="L5">
        <text:list-item>
          <text:p text:style-name="P9">The <text:span text:style-name="Strong_20_Emphasis">client</text:span> is still necessary because it needs to authenticate itself to the <text:span text:style-name="Strong_20_Emphasis">Authorization Server</text:span> in order to obtain an access token. Without the client credentials (Client ID and Secret), the client can't prove its identity and therefore can't get the access token. </text:p>
        </text:list-item>
        <text:list-item>
          <text:p text:style-name="P8"><text:span text:style-name="Strong_20_Emphasis">Client credentials</text:span> are like a "key" for the application, allowing it to unlock access to its own resources on the <text:span text:style-name="Strong_20_Emphasis">Resource Server</text:span>. The client is trusted to access its own data directly, but the process is still secure because the client has to prove its identity via the authorization server. </text:p>
        </text:list-item>
      </text:list>
      <text:h text:style-name="Heading_20_3" text:outline-level="3">Example Use Case:</text:h>
      <text:p text:style-name="Text_20_body">Imagine you are developing a service that processes payments, and the service needs to access a backend database to fetch transaction data. In this case:</text:p>
      <text:list text:style-name="L6">
        <text:list-item>
          <text:p text:style-name="P11">The <text:span text:style-name="Strong_20_Emphasis">payment service</text:span> (client) authenticates itself to the <text:span text:style-name="Strong_20_Emphasis">authorization server</text:span> using its credentials (Client ID and Client Secret). </text:p>
        </text:list-item>
        <text:list-item>
          <text:p text:style-name="P11">It gets an access token. </text:p>
        </text:list-item>
        <text:list-item>
          <text:p text:style-name="P10">Using that token, it accesses the <text:span text:style-name="Strong_20_Emphasis">resource server</text:span> to retrieve the payment information. </text:p>
        </text:list-item>
      </text:list>
      <text:p text:style-name="Text_20_body"><text:soft-page-break/>No user is involved because the client (the payment service) is accessing its own data without needing user-specific details.</text:p>
      <text:h text:style-name="Heading_20_3" text:outline-level="3">Summary:</text:h>
      <text:list text:style-name="L7">
        <text:list-item>
          <text:p text:style-name="P13"><text:span text:style-name="Strong_20_Emphasis">Client Credentials Flow</text:span> allows the <text:span text:style-name="Strong_20_Emphasis">client</text:span> to directly authenticate with the <text:span text:style-name="Strong_20_Emphasis">authorization server</text:span> using its own credentials and access data from the <text:span text:style-name="Strong_20_Emphasis">resource server</text:span> without needing a user. </text:p>
        </text:list-item>
        <text:list-item>
          <text:p text:style-name="P12">The <text:span text:style-name="Strong_20_Emphasis">client</text:span> is necessary to get the access token, but there’s no need for a user or user credentials in this flow. </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2T02:25:27.223000000</meta:creation-date>
    <dc:date>2025-03-02T02:25:57.533000000</dc:date>
    <meta:editing-duration>PT31S</meta:editing-duration>
    <meta:editing-cycles>1</meta:editing-cycles>
    <meta:generator>LibreOffice/7.6.0.3$Windows_X86_64 LibreOffice_project/69edd8b8ebc41d00b4de3915dc82f8f0fc3b6265</meta:generator>
    <meta:document-statistic meta:table-count="0" meta:image-count="0" meta:object-count="0" meta:page-count="3" meta:paragraph-count="32" meta:word-count="943" meta:character-count="5810" meta:non-whitespace-character-count="4904"/>
  </office:meta>
</office:document-meta>
</file>